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Standard">
      <style:text-properties fo:font-weight="bold" officeooo:rsid="01fc6f89" officeooo:paragraph-rsid="01fc6f89" style:font-weight-asian="bold" style:font-weight-complex="bold"/>
    </style:style>
    <style:style style:name="P2" style:family="paragraph" style:parent-style-name="Standard">
      <style:text-properties fo:font-weight="bold" officeooo:rsid="01fef0fd" officeooo:paragraph-rsid="01fef0fd" style:font-weight-asian="bold" style:font-weight-complex="bold"/>
    </style:style>
    <style:style style:name="P3" style:family="paragraph" style:parent-style-name="Standard">
      <style:text-properties fo:font-weight="normal" officeooo:rsid="01fdc996" officeooo:paragraph-rsid="01fdc996" style:font-weight-asian="normal" style:font-weight-complex="normal"/>
    </style:style>
    <style:style style:name="P4" style:family="paragraph" style:parent-style-name="Standard">
      <style:text-properties fo:font-weight="normal" officeooo:rsid="01fef0fd" officeooo:paragraph-rsid="01fef0fd" style:font-weight-asian="normal" style:font-weight-complex="normal"/>
    </style:style>
    <style:style style:name="P5" style:family="paragraph" style:parent-style-name="Standard">
      <style:text-properties fo:font-weight="normal" officeooo:rsid="01fef0fd" officeooo:paragraph-rsid="01ff5813" style:font-weight-asian="normal" style:font-weight-complex="normal"/>
    </style:style>
    <style:style style:name="P6" style:family="paragraph" style:parent-style-name="Standard">
      <style:text-properties fo:font-weight="normal" officeooo:rsid="0200719f" officeooo:paragraph-rsid="0200719f" style:font-weight-asian="normal" style:font-weight-complex="normal"/>
    </style:style>
    <style:style style:name="P7" style:family="paragraph" style:parent-style-name="Preformatted_20_Text">
      <style:paragraph-properties fo:margin-top="0cm" fo:margin-bottom="0cm" style:contextual-spacing="false" fo:orphans="2" fo:widows="2"/>
      <style:text-properties fo:font-variant="normal" fo:text-transform="none" fo:color="#000000" loext:opacity="100%" style:font-name="Courier New" fo:font-size="10pt" fo:letter-spacing="normal" style:font-size-asian="10pt" style:font-size-complex="10pt"/>
    </style:style>
    <style:style style:name="P8" style:family="paragraph" style:parent-style-name="Preformatted_20_Text">
      <style:paragraph-properties fo:margin-top="0cm" fo:margin-bottom="0cm" style:contextual-spacing="false" fo:orphans="2" fo:widows="2"/>
      <style:text-properties fo:font-variant="normal" fo:text-transform="none" fo:color="#000000" loext:opacity="100%" style:font-name="Courier New" fo:font-size="10pt" fo:letter-spacing="normal" officeooo:paragraph-rsid="0208927a" style:font-size-asian="10pt" style:font-size-complex="10pt"/>
    </style:style>
    <style:style style:name="P9" style:family="paragraph" style:parent-style-name="Preformatted_20_Text">
      <style:paragraph-properties fo:margin-top="0cm" fo:margin-bottom="0cm" style:contextual-spacing="false" fo:orphans="2" fo:widows="2"/>
      <style:text-properties fo:font-variant="normal" fo:text-transform="none" fo:color="#000000" loext:opacity="100%" style:font-name="Courier New" fo:font-size="10pt" fo:letter-spacing="normal" officeooo:paragraph-rsid="020cc9f9" style:font-size-asian="10pt" style:font-size-complex="10pt"/>
    </style:style>
    <style:style style:name="P10" style:family="paragraph" style:parent-style-name="Preformatted_20_Text">
      <style:text-properties fo:font-variant="normal" fo:text-transform="none" fo:color="#000000" loext:opacity="100%" style:font-name="Courier New" fo:font-size="10pt" fo:letter-spacing="normal" fo:language="en" fo:country="IE" fo:font-style="normal" fo:font-weight="normal" officeooo:rsid="01da1ce1" officeooo:paragraph-rsid="01f10a53" style:font-size-asian="10pt" style:font-style-asian="normal" style:font-weight-asian="normal" style:font-size-complex="10pt" style:font-style-complex="normal" style:font-weight-complex="normal"/>
    </style:style>
    <style:style style:name="P11" style:family="paragraph" style:parent-style-name="Preformatted_20_Text">
      <style:paragraph-properties fo:margin-top="0cm" fo:margin-bottom="0cm" style:contextual-spacing="false" fo:orphans="2" fo:widows="2"/>
    </style:style>
    <style:style style:name="P12" style:family="paragraph" style:parent-style-name="Preformatted_20_Text">
      <style:paragraph-properties fo:break-before="page"/>
      <style:text-properties officeooo:paragraph-rsid="01fef0fd"/>
    </style:style>
    <style:style style:name="P13" style:family="paragraph" style:parent-style-name="Standard">
      <style:text-properties style:font-name="Courier New" fo:font-size="10pt" fo:font-weight="normal" officeooo:rsid="01fef0fd" officeooo:paragraph-rsid="01ff5813" style:font-size-asian="10pt" style:font-weight-asian="normal" style:font-size-complex="10pt" style:font-weight-complex="normal"/>
    </style:style>
    <style:style style:name="P14" style:family="paragraph" style:parent-style-name="Standard">
      <style:text-properties style:font-name="Courier New" fo:font-size="10pt" fo:font-weight="bold" officeooo:rsid="01e207a1" officeooo:paragraph-rsid="01e207a1" style:font-size-asian="10pt" style:font-weight-asian="bold" style:font-size-complex="10pt" style:font-weight-complex="bold"/>
    </style:style>
    <style:style style:name="P15" style:family="paragraph" style:parent-style-name="Standard">
      <style:text-properties fo:color="#000000" loext:opacity="100%" style:font-name="Liberation Serif" fo:font-size="12pt" fo:letter-spacing="normal" fo:language="en" fo:country="IE" fo:font-style="normal" fo:font-weight="normal" officeooo:rsid="01da1ce1" officeooo:paragraph-rsid="01f10a5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Liberation Serif" fo:font-size="12pt" fo:letter-spacing="normal" fo:language="en" fo:country="IE" fo:font-style="normal" fo:font-weight="normal" officeooo:rsid="020cc9f9" officeooo:paragraph-rsid="020cc9f9"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Liberation Serif" fo:font-size="12pt" fo:letter-spacing="normal" fo:language="en" fo:country="IE" fo:font-style="normal" fo:font-weight="normal" officeooo:rsid="020d0376" officeooo:paragraph-rsid="020d0376"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Liberation Serif" fo:font-size="12pt" fo:letter-spacing="normal" fo:language="en" fo:country="IE" fo:font-style="normal" fo:font-weight="normal" officeooo:rsid="021797f1" officeooo:paragraph-rsid="021797f1" style:font-size-asian="12pt" style:font-style-asian="normal" style:font-weight-asian="normal" style:font-size-complex="12pt" style:font-style-complex="normal" style:font-weight-complex="normal"/>
    </style:style>
    <style:style style:name="P19" style:family="paragraph" style:parent-style-name="Preformatted_20_Text">
      <style:text-properties fo:font-variant="normal" fo:text-transform="none" fo:color="#000000" loext:opacity="100%" style:font-name="Courier New" fo:font-size="10pt" fo:letter-spacing="normal" fo:font-style="normal" fo:font-weight="normal" officeooo:rsid="01fef0fd" officeooo:paragraph-rsid="01ff5813" style:font-size-asian="10pt" style:font-weight-asian="normal" style:font-size-complex="10pt" style:font-weight-complex="normal"/>
    </style:style>
    <style:style style:name="P20" style:family="paragraph" style:parent-style-name="Preformatted_20_Text">
      <style:text-properties fo:font-variant="normal" fo:text-transform="none" fo:color="#000000" loext:opacity="100%" style:font-name="Courier New" fo:font-size="10pt" fo:letter-spacing="normal" fo:font-style="normal" fo:font-weight="normal" officeooo:rsid="020cc9f9" officeooo:paragraph-rsid="01fef0fd" style:font-size-asian="10pt" style:font-weight-asian="normal" style:font-size-complex="10pt" style:font-weight-complex="normal"/>
    </style:style>
    <style:style style:name="P21" style:family="paragraph" style:parent-style-name="Preformatted_20_Text">
      <style:paragraph-properties fo:margin-top="0cm" fo:margin-bottom="0cm" style:contextual-spacing="false" fo:orphans="2" fo:widows="2"/>
      <style:text-properties fo:font-variant="normal" fo:text-transform="none" fo:color="#000000" loext:opacity="100%" style:font-name="Courier New" fo:font-size="10pt" fo:letter-spacing="normal" fo:font-style="normal" fo:font-weight="normal" style:font-size-asian="10pt" style:font-size-complex="10pt"/>
    </style:style>
    <style:style style:name="P22" style:family="paragraph" style:parent-style-name="Preformatted_20_Text">
      <style:paragraph-properties fo:margin-top="0cm" fo:margin-bottom="0cm" style:contextual-spacing="false" fo:orphans="2" fo:widows="2"/>
      <style:text-properties fo:font-variant="normal" fo:text-transform="none" fo:color="#000000" loext:opacity="100%" style:font-name="Courier New" fo:font-size="10pt" fo:letter-spacing="normal" fo:font-style="normal" fo:font-weight="normal" officeooo:paragraph-rsid="020cc9f9" style:font-size-asian="10pt" style:font-size-complex="10pt"/>
    </style:style>
    <style:style style:name="P23" style:family="paragraph" style:parent-style-name="Preformatted_20_Text">
      <style:text-properties fo:font-variant="normal" fo:text-transform="none" fo:color="#000000" loext:opacity="100%" style:font-name="Courier New" fo:font-size="10pt" fo:letter-spacing="normal" fo:font-style="normal" fo:font-weight="normal" officeooo:rsid="01e207a1" officeooo:paragraph-rsid="01e207a1" style:font-size-asian="10pt" style:font-weight-asian="bold" style:font-size-complex="10pt" style:font-weight-complex="bold"/>
    </style:style>
    <style:style style:name="T1" style:family="text">
      <style:text-properties fo:color="#000000" loext:opacity="100%" style:font-name="Liberation Serif" fo:font-size="12pt" fo:letter-spacing="normal" fo:language="en" fo:country="IE" fo:font-style="normal" officeooo:rsid="01e3d93d" style:font-size-asian="12pt" style:font-style-asian="normal" style:font-size-complex="12pt" style:font-style-complex="normal"/>
    </style:style>
    <style:style style:name="T2" style:family="text">
      <style:text-properties officeooo:rsid="01ff5813"/>
    </style:style>
    <style:style style:name="T3" style:family="text">
      <style:text-properties officeooo:rsid="02006810"/>
    </style:style>
    <style:style style:name="T4" style:family="text">
      <style:text-properties officeooo:rsid="0200719f"/>
    </style:style>
    <style:style style:name="T5" style:family="text">
      <style:text-properties officeooo:rsid="0200b26e"/>
    </style:style>
    <style:style style:name="T6" style:family="text">
      <style:text-properties officeooo:rsid="0202d8bb"/>
    </style:style>
    <style:style style:name="T7" style:family="text">
      <style:text-properties officeooo:rsid="02041f1a"/>
    </style:style>
    <style:style style:name="T8" style:family="text">
      <style:text-properties officeooo:rsid="0205401d"/>
    </style:style>
    <style:style style:name="T9" style:family="text">
      <style:text-properties officeooo:rsid="020796d6"/>
    </style:style>
    <style:style style:name="T10" style:family="text">
      <style:text-properties officeooo:rsid="0207a450"/>
    </style:style>
    <style:style style:name="T11" style:family="text">
      <style:text-properties fo:font-style="normal" fo:font-weight="normal"/>
    </style:style>
    <style:style style:name="T12" style:family="text">
      <style:text-properties fo:font-style="normal" fo:font-weight="normal" officeooo:rsid="01fef0fd" style:font-weight-asian="normal" style:font-weight-complex="normal"/>
    </style:style>
    <style:style style:name="T13" style:family="text">
      <style:text-properties fo:font-style="normal" fo:font-weight="normal" officeooo:rsid="0207a450"/>
    </style:style>
    <style:style style:name="T14" style:family="text">
      <style:text-properties fo:font-style="normal" fo:font-weight="normal" officeooo:rsid="0208927a"/>
    </style:style>
    <style:style style:name="T15" style:family="text">
      <style:text-properties fo:font-style="normal" fo:font-weight="normal" officeooo:rsid="020cc9f9"/>
    </style:style>
    <style:style style:name="T16" style:family="text">
      <style:text-properties style:font-name="Courier New" fo:font-size="10pt" fo:font-style="normal" fo:font-weight="normal" officeooo:rsid="01fef0fd" style:font-size-asian="10pt" style:font-weight-asian="normal" style:font-size-complex="10pt" style:font-weight-complex="normal"/>
    </style:style>
    <style:style style:name="T17" style:family="text">
      <style:text-properties officeooo:rsid="0208927a"/>
    </style:style>
    <style:style style:name="T18" style:family="text">
      <style:text-properties fo:font-variant="normal" fo:text-transform="none" fo:color="#000000" loext:opacity="100%" style:font-name="Courier New" fo:font-size="10pt" fo:letter-spacing="normal" style:font-size-asian="10pt" style:font-size-complex="10pt"/>
    </style:style>
    <style:style style:name="T19" style:family="text">
      <style:text-properties fo:font-variant="normal" fo:text-transform="none" fo:color="#000000" loext:opacity="100%" style:font-name="Courier New" fo:font-size="10pt" fo:letter-spacing="normal" fo:font-style="normal" fo:font-weight="normal" style:font-size-asian="10pt" style:font-size-complex="10pt"/>
    </style:style>
    <style:style style:name="T20" style:family="text">
      <style:text-properties fo:font-variant="normal" fo:text-transform="none" fo:color="#000000" loext:opacity="100%" style:font-name="Courier New" fo:font-size="10pt" fo:letter-spacing="normal" fo:font-style="normal" fo:font-weight="normal" officeooo:rsid="020cc9f9" style:font-size-asian="10pt" style:font-weight-asian="normal" style:font-size-complex="10pt" style:font-weight-complex="normal"/>
    </style:style>
    <style:style style:name="T21" style:family="text">
      <style:text-properties fo:font-variant="normal" fo:text-transform="none" fo:color="#000000" loext:opacity="100%" style:font-name="Courier New" fo:font-size="10pt" fo:letter-spacing="normal" fo:font-style="normal" fo:font-weight="normal" officeooo:rsid="01fef0fd" style:font-size-asian="10pt" style:font-weight-asian="normal" style:font-size-complex="10pt" style:font-weight-complex="normal"/>
    </style:style>
    <style:style style:name="T22" style:family="text">
      <style:text-properties officeooo:rsid="020c5823"/>
    </style:style>
    <style:style style:name="T23" style:family="text">
      <style:text-properties officeooo:rsid="020cc9f9"/>
    </style:style>
    <style:style style:name="T24" style:family="text">
      <style:text-properties officeooo:rsid="020d0376"/>
    </style:style>
    <style:style style:name="T25" style:family="text">
      <style:text-properties officeooo:rsid="020e2d59"/>
    </style:style>
    <style:style style:name="T26" style:family="text">
      <style:text-properties officeooo:rsid="020ffae2"/>
    </style:style>
    <style:style style:name="T27" style:family="text">
      <style:text-properties officeooo:rsid="021170ec"/>
    </style:style>
    <style:style style:name="T28" style:family="text">
      <style:text-properties officeooo:rsid="0211b245"/>
    </style:style>
    <style:style style:name="T29" style:family="text">
      <style:text-properties officeooo:rsid="02137677"/>
    </style:style>
    <style:style style:name="T30" style:family="text">
      <style:text-properties fo:language="en" fo:country="IE"/>
    </style:style>
    <style:style style:name="T31" style:family="text">
      <style:text-properties fo:language="en" fo:country="IE" officeooo:rsid="02160699"/>
    </style:style>
    <style:style style:name="T32" style:family="text">
      <style:text-properties officeooo:rsid="0217e08d"/>
    </style:style>
    <style:style style:name="T33" style:family="text">
      <style:text-properties officeooo:rsid="0219a0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ing a ticket</text:p>
      <text:p text:style-name="P1"/>
      <text:p text:style-name="P3">Resumption ticket layout and encryption is left to the server to decide. The server essentially encrypts the session status and passes it to the client for safe keeping. When the client wants to resume it simply sends the ticket back to the server, who decrypts it. <text:span text:style-name="T25">From a client point-of-view its seen as a ticket </text:span><text:span text:style-name="T28">that allows</text:span><text:span text:style-name="T25"> rapid re-admission to a session.</text:span></text:p>
      <text:p text:style-name="P3"/>
      <text:p text:style-name="P3">The most commonly used mechanism is described in RFC5077. But this document is somewhat outdated, and assumes an earlier version of TLS. So we can improve on it. <text:span text:style-name="T28">It is just an advisory – it is not mandated for TLS1.3. </text:span><text:span text:style-name="T4">If we can make it smaller by eliminating some redundant stuff – </text:span><text:span text:style-name="T28">why not</text:span><text:span text:style-name="T4">.</text:span></text:p>
      <text:p text:style-name="P3"/>
      <text:p text:style-name="P2">Encrypting the key</text:p>
      <text:p text:style-name="P3"/>
      <text:p text:style-name="P3">The first thing to decide upon is the method of encryption, and the provenance/<text:span text:style-name="T22">maint</text:span><text:span text:style-name="T25">e</text:span><text:span text:style-name="T22">n</text:span><text:span text:style-name="T25">a</text:span><text:span text:style-name="T22">nce</text:span> of the key<text:span text:style-name="T30"> </text:span><text:span text:style-name="T31">and IV</text:span><text:span text:style-name="T30"> </text:span>that the server uses to encrypt/decrypt the ticket.</text:p>
      <text:p text:style-name="P3"/>
      <text:p text:style-name="P4">One thing working to our advantage is that we really don’t care too much if the resumption mechanism fails. Its not the end of the world. We can always do a new full connection. It is just a nice performance bonus when resumption does work. So for example if the server crashes (a rare event) its not a problem that all outstanding tickets are immediately invalidated (as the key to decrypt them has probably been lost). <text:span text:style-name="T22">But on the other hand a connection based on an external PSK would be expected to work every time.</text:span></text:p>
      <text:p text:style-name="P4"/>
      <text:p text:style-name="P5">I recommend using AES-GCM-<text:span text:style-name="T10">128</text:span> for ticket encryption (which improves on the old school AES-CBC and HMAC approach which require<text:span text:style-name="T29">d</text:span> two keys, as described in RFC5077). The server simply generates <text:span text:style-name="T22">a </text:span>random AES-<text:span text:style-name="T10">128</text:span> <text:span text:style-name="T1">TEK (Ticket Encryption Key) </text:span>at start up, and uses it to encrypt every ticket issued to every client. <text:span text:style-name="T7">For an IV use a </text:span><text:span text:style-name="T9">96</text:span><text:span text:style-name="T8">-bit </text:span><text:span text:style-name="T7">ticket number </text:span><text:span text:style-name="T10">generated randomly at start up </text:span><text:span text:style-name="T8">which increments after each </text:span><text:span text:style-name="T9">ticket</text:span><text:span text:style-name="T7">, and inc</text:span><text:span text:style-name="T8">lude</text:span><text:span text:style-name="T7"> </text:span><text:span text:style-name="T8">th</text:span><text:span text:style-name="T9">is</text:span><text:span text:style-name="T8"> ticket number as unencrypted </text:span><text:span text:style-name="T9">but authenticated</text:span><text:span text:style-name="T8"> </text:span><text:span text:style-name="T9">data </text:span><text:span text:style-name="T24">at the start of</text:span><text:span text:style-name="T8"> the GCM ciphertext.</text:span></text:p>
      <text:p text:style-name="P5"/>
      <text:p text:style-name="P19">struct {</text:p>
      <text:p text:style-name="P7"><text:s text:c="6"/><text:span text:style-name="T11">opaque iv[1</text:span><text:span text:style-name="T13">2</text:span><text:span text:style-name="T11">];</text:span></text:p>
      <text:p text:style-name="P7"><text:s text:c="6"/><text:span text:style-name="T11">opaque encrypted_state&lt;0..2^</text:span><text:span text:style-name="T15">24</text:span><text:span text:style-name="T11">-1&gt;;</text:span></text:p>
      <text:p text:style-name="P7"><text:s text:c="6"/><text:span text:style-name="T11">opaque mac[</text:span><text:span text:style-name="T13">16</text:span><text:span text:style-name="T11">];</text:span></text:p>
      <text:p text:style-name="P21">} ticket;</text:p>
      <text:p text:style-name="P13"/>
      <text:p text:style-name="P4"/>
      <text:p text:style-name="P4"/>
      <text:p text:style-name="P2">What’s in the ticket?</text:p>
      <text:p text:style-name="P4"/>
      <text:p text:style-name="P4">We would like to keep the ticket <text:span text:style-name="T2">size </text:span>small. <text:span text:style-name="T2">However if the client authenticated itself using a certificate chain, the top level certificate (which specifies all of the stuff that the client has successfully laid claim to </text:span><text:span text:style-name="T3">and proved about itself </text:span><text:span text:style-name="T2">in the original handshake – name, public key, etc) </text:span><text:span text:style-name="T3">must be included. Also </text:span><text:span text:style-name="T26">to be </text:span><text:span text:style-name="T23">include</text:span><text:span text:style-name="T26">d is</text:span><text:span text:style-name="T23"> </text:span><text:span text:style-name="T3">the PSK derived from the original connection </text:span><text:span text:style-name="T23">(</text:span><text:span text:style-name="T3">or provided externally</text:span><text:span text:style-name="T23">)</text:span><text:span text:style-name="T3"> the cipher suite in use during the original handshake, the group used previously for the key exchange, and </text:span><text:span text:style-name="T6">finally </text:span><text:span text:style-name="T3">a 32-bit timestamp </text:span><text:span text:style-name="T4">indicating the time of </text:span><text:span text:style-name="T29">creation</text:span><text:span text:style-name="T4"> of the ticket.</text:span></text:p>
      <text:p text:style-name="P4"/>
      <text:p text:style-name="P6"><text:span text:style-name="T27">W</text:span>hen the server decrypts the ticket, it is in a position to resume the connection with the same state of knowledge about the client that it held during the original connection. If the ticket is considered out-of-date by the server, <text:span text:style-name="T5">the resumption attempt fails. This is </text:span>again a server decision, although the lifetime of the ticket was <text:span text:style-name="T5">indicat</text:span>ed to the client at the time of its creation.</text:p>
      <text:p text:style-name="P20"/>
      <text:p text:style-name="P20"/>
      <text:p text:style-name="P12"><text:span text:style-name="T20">st</text:span><text:span text:style-name="T21">ruct {</text:span></text:p>
      <text:p text:style-name="P8"><text:span text:style-name="T16"><text:s text:c="4"/></text:span><text:span text:style-name="T12">uint32 timestamp;</text:span></text:p>
      <text:p text:style-name="P7"><text:s text:c="4"/><text:span text:style-name="T17">uint16</text:span><text:span text:style-name="T11"> cipher_suite;</text:span></text:p>
      <text:p text:style-name="P7"><text:s text:c="4"/><text:span text:style-name="T17">uint16 group;</text:span></text:p>
      <text:p text:style-name="P7"><text:s text:c="4"/><text:span text:style-name="T11">opaque </text:span><text:span text:style-name="T14">psk</text:span><text:span text:style-name="T11">[48];</text:span></text:p>
      <text:p text:style-name="P9"><text:s text:c="4"/><text:span text:style-name="T11">ClientIdentity client_identity;</text:span></text:p>
      <text:p text:style-name="P22">} StatePlaintext;</text:p>
      <text:p text:style-name="P4"/>
      <text:p text:style-name="P23">enum {</text:p>
      <text:p text:style-name="P7"><text:s text:c="3"/><text:span text:style-name="T11">anonymous(0),</text:span></text:p>
      <text:p text:style-name="P7"><text:s text:c="3"/><text:span text:style-name="T11">certificate_based(1),</text:span></text:p>
      <text:p text:style-name="P7"><text:s text:c="3"/><text:span text:style-name="T11">psk(2)</text:span></text:p>
      <text:p text:style-name="P21">} ClientAuthenticationType;</text:p>
      <text:p text:style-name="P14"/>
      <text:p text:style-name="P10">struct {</text:p>
      <text:p text:style-name="P7"><text:s text:c="4"/><text:span text:style-name="T11">ClientAuthenticationType client_authentication_type;</text:span></text:p>
      <text:p text:style-name="P7"><text:s text:c="4"/><text:span text:style-name="T11">select (ClientAuthenticationType) {</text:span></text:p>
      <text:p text:style-name="P7"><text:s text:c="8"/><text:span text:style-name="T11">case anonymous: struct {};</text:span></text:p>
      <text:p text:style-name="P7"><text:s text:c="8"/><text:span text:style-name="T11">case certificate_based:</text:span></text:p>
      <text:p text:style-name="P7"><text:s text:c="12"/><text:span text:style-name="T22">X509_C</text:span><text:span text:style-name="T11">ertificate&lt;0..2^24-1&gt;;</text:span></text:p>
      <text:p text:style-name="P7"><text:s text:c="8"/><text:span text:style-name="T11">case psk:</text:span></text:p>
      <text:p text:style-name="P11"><text:span text:style-name="T18"><text:s text:c="12"/></text:span><text:span text:style-name="T19">opaque psk_identity&lt;0..2^16-1&gt;;</text:span></text:p>
      <text:p text:style-name="P7"><text:s text:c="4"/><text:span text:style-name="T11">};</text:span></text:p>
      <text:p text:style-name="P21">} ClientIdentity;</text:p>
      <text:p text:style-name="P15"/>
      <text:p text:style-name="P16"/>
      <text:p text:style-name="P18">By default the client does not authenticate – in which case the authentication type is anonymous. In which case the encrypted ticket size could be as <text:span text:style-name="T32">small</text:span> as <text:span text:style-name="T32">8</text:span><text:span text:style-name="T33">8</text:span><text:span text:style-name="T32"> bytes.</text:span></text:p>
      <text:p text:style-name="P18"/>
      <text:p text:style-name="P16">One minor issue: I am assuming that in the case of an external PSK that the group for key exchange is also agreed. It makes little sense to agree on a PSK and not agree on a key exchange group, in which case an expensive Handshake Retry Request <text:span text:style-name="T24">(HRR) </text:span>would be needed on each connection.</text:p>
      <text:p text:style-name="P16"/>
      <text:p text:style-name="P17">In the case of a resumption I am reasonably assuming that the same key exchange group will be used that succeeded in the original full handshake, possibly as modified by an HR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3:37:15.738000000</meta:creation-date>
    <dc:date>2021-12-14T15:40:09.212000000</dc:date>
    <meta:editing-duration>P5DT8H15M32S</meta:editing-duration>
    <meta:editing-cycles>330</meta:editing-cycles>
    <meta:generator>LibreOffice/7.2.2.2$Windows_X86_64 LibreOffice_project/02b2acce88a210515b4a5bb2e46cbfb63fe97d56</meta:generator>
    <meta:document-statistic meta:table-count="0" meta:image-count="0" meta:object-count="0" meta:page-count="2" meta:paragraph-count="40" meta:word-count="663" meta:character-count="4119" meta:non-whitespace-character-count="3385"/>
  </office:meta>
</office:document-meta>
</file>